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Heading_20_2">
      <style:text-properties officeooo:paragraph-rsid="006c1924"/>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text-properties officeooo:paragraph-rsid="001e68d2"/>
    </style:style>
    <style:style style:name="P6" style:family="paragraph" style:parent-style-name="Text_20_body">
      <style:text-properties officeooo:paragraph-rsid="002ed3ae"/>
    </style:style>
    <style:style style:name="P7" style:family="paragraph" style:parent-style-name="Text_20_body">
      <style:text-properties officeooo:paragraph-rsid="002f1d8d"/>
    </style:style>
    <style:style style:name="P8" style:family="paragraph" style:parent-style-name="Text_20_body">
      <style:text-properties officeooo:paragraph-rsid="003424b3"/>
    </style:style>
    <style:style style:name="P9" style:family="paragraph" style:parent-style-name="Text_20_body">
      <style:text-properties officeooo:paragraph-rsid="0037548d"/>
    </style:style>
    <style:style style:name="P10" style:family="paragraph" style:parent-style-name="Text_20_body">
      <style:text-properties officeooo:paragraph-rsid="003a6fad"/>
    </style:style>
    <style:style style:name="P11" style:family="paragraph" style:parent-style-name="Text_20_body">
      <style:text-properties officeooo:paragraph-rsid="0041b457"/>
    </style:style>
    <style:style style:name="P12" style:family="paragraph" style:parent-style-name="Text_20_body">
      <style:text-properties officeooo:paragraph-rsid="0048e3e4"/>
    </style:style>
    <style:style style:name="P13" style:family="paragraph" style:parent-style-name="Text_20_body">
      <style:text-properties officeooo:paragraph-rsid="0051c7e8"/>
    </style:style>
    <style:style style:name="P14" style:family="paragraph" style:parent-style-name="Text_20_body">
      <style:text-properties officeooo:paragraph-rsid="0062d4ca"/>
    </style:style>
    <style:style style:name="P15" style:family="paragraph" style:parent-style-name="Text_20_body">
      <style:text-properties officeooo:paragraph-rsid="00668a18"/>
    </style:style>
    <style:style style:name="P16" style:family="paragraph" style:parent-style-name="Text_20_body">
      <style:text-properties officeooo:paragraph-rsid="0067a2cd"/>
    </style:style>
    <style:style style:name="P17" style:family="paragraph" style:parent-style-name="Text_20_body">
      <style:text-properties officeooo:paragraph-rsid="006b6438"/>
    </style:style>
    <style:style style:name="P18" style:family="paragraph" style:parent-style-name="Text_20_body">
      <style:text-properties officeooo:paragraph-rsid="006c0616"/>
    </style:style>
    <style:style style:name="P19" style:family="paragraph" style:parent-style-name="Text_20_body">
      <style:text-properties officeooo:paragraph-rsid="006c1924"/>
    </style:style>
    <style:style style:name="P20" style:family="paragraph" style:parent-style-name="Text_20_body">
      <style:text-properties officeooo:paragraph-rsid="006d45c2"/>
    </style:style>
    <style:style style:name="P21" style:family="paragraph" style:parent-style-name="Text_20_body">
      <style:text-properties officeooo:paragraph-rsid="0071938d"/>
    </style:style>
    <style:style style:name="P22" style:family="paragraph" style:parent-style-name="Text_20_body">
      <style:text-properties officeooo:paragraph-rsid="0073401a"/>
    </style:style>
    <style:style style:name="P23" style:family="paragraph" style:parent-style-name="Text_20_body">
      <style:text-properties officeooo:paragraph-rsid="00735c5f"/>
    </style:style>
    <style:style style:name="P24" style:family="paragraph" style:parent-style-name="Text_20_body">
      <style:text-properties officeooo:paragraph-rsid="0074d455"/>
    </style:style>
    <style:style style:name="P25" style:family="paragraph" style:parent-style-name="Text_20_body">
      <style:text-properties officeooo:paragraph-rsid="00763b75"/>
    </style:style>
    <style:style style:name="P26" style:family="paragraph" style:parent-style-name="Text_20_body">
      <style:text-properties officeooo:paragraph-rsid="00782529"/>
    </style:style>
    <style:style style:name="P27" style:family="paragraph" style:parent-style-name="Text_20_body">
      <style:text-properties officeooo:paragraph-rsid="007833ca"/>
    </style:style>
    <style:style style:name="P28" style:family="paragraph" style:parent-style-name="Text_20_body">
      <style:text-properties officeooo:paragraph-rsid="007b4628"/>
    </style:style>
    <style:style style:name="P29" style:family="paragraph" style:parent-style-name="Text_20_body">
      <style:text-properties officeooo:paragraph-rsid="007f2a49"/>
    </style:style>
    <style:style style:name="P30" style:family="paragraph" style:parent-style-name="Text_20_body">
      <style:text-properties officeooo:paragraph-rsid="0080ea79"/>
    </style:style>
    <style:style style:name="P31" style:family="paragraph" style:parent-style-name="Text_20_body">
      <style:text-properties officeooo:paragraph-rsid="0083f325"/>
    </style:style>
    <style:style style:name="P32" style:family="paragraph" style:parent-style-name="Text_20_body">
      <style:text-properties officeooo:paragraph-rsid="0085e93f"/>
    </style:style>
    <style:style style:name="P33" style:family="paragraph" style:parent-style-name="Text_20_body">
      <style:text-properties officeooo:paragraph-rsid="008d1762"/>
    </style:style>
    <style:style style:name="P34" style:family="paragraph" style:parent-style-name="Text_20_body">
      <style:text-properties officeooo:paragraph-rsid="008d9148"/>
    </style:style>
    <style:style style:name="P35" style:family="paragraph" style:parent-style-name="Heading_20_3">
      <style:text-properties officeooo:paragraph-rsid="002f1d8d"/>
    </style:style>
    <style:style style:name="P36" style:family="paragraph" style:parent-style-name="Standard" style:list-style-name="L1">
      <style:text-properties officeooo:paragraph-rsid="001de303"/>
    </style:style>
    <style:style style:name="P37" style:family="paragraph" style:parent-style-name="Standard">
      <style:text-properties officeooo:paragraph-rsid="001d887e"/>
    </style:style>
    <style:style style:name="P38" style:family="paragraph" style:parent-style-name="Standard">
      <style:text-properties officeooo:paragraph-rsid="00202105"/>
    </style:style>
    <style:style style:name="P39" style:family="paragraph" style:parent-style-name="Standard">
      <style:text-properties officeooo:paragraph-rsid="002243f0"/>
    </style:style>
    <style:style style:name="P40" style:family="paragraph" style:parent-style-name="Standard">
      <style:text-properties officeooo:paragraph-rsid="00225e72"/>
    </style:style>
    <style:style style:name="P41" style:family="paragraph" style:parent-style-name="Standard">
      <style:text-properties officeooo:paragraph-rsid="00231c2d"/>
    </style:style>
    <style:style style:name="P42" style:family="paragraph" style:parent-style-name="Standard">
      <style:text-properties officeooo:paragraph-rsid="00269f45"/>
    </style:style>
    <style:style style:name="P43" style:family="paragraph" style:parent-style-name="Standard">
      <style:text-properties officeooo:paragraph-rsid="00270aaf"/>
    </style:style>
    <style:style style:name="P44" style:family="paragraph" style:parent-style-name="Standard">
      <style:text-properties officeooo:paragraph-rsid="0028f125"/>
    </style:style>
    <style:style style:name="P45" style:family="paragraph" style:parent-style-name="Standard">
      <style:text-properties officeooo:paragraph-rsid="00293804"/>
    </style:style>
    <style:style style:name="P46" style:family="paragraph" style:parent-style-name="Standard">
      <style:text-properties officeooo:paragraph-rsid="003e5850"/>
    </style:style>
    <style:style style:name="P47" style:family="paragraph" style:parent-style-name="Standard">
      <style:text-properties officeooo:paragraph-rsid="00551731"/>
    </style:style>
    <style:style style:name="P48" style:family="paragraph" style:parent-style-name="Standard">
      <style:text-properties officeooo:paragraph-rsid="005933d2"/>
    </style:style>
    <style:style style:name="P49" style:family="paragraph" style:parent-style-name="Standard">
      <style:text-properties officeooo:paragraph-rsid="005cf946"/>
    </style:style>
    <style:style style:name="P50" style:family="paragraph" style:parent-style-name="Standard">
      <style:text-properties officeooo:paragraph-rsid="00600494"/>
    </style:style>
    <style:style style:name="P51"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T90" style:family="text">
      <style:text-properties officeooo:rsid="007ab795"/>
    </style:style>
    <style:style style:name="T91" style:family="text">
      <style:text-properties officeooo:rsid="007b4628"/>
    </style:style>
    <style:style style:name="T92" style:family="text">
      <style:text-properties officeooo:rsid="007b7f42"/>
    </style:style>
    <style:style style:name="T93" style:family="text">
      <style:text-properties officeooo:rsid="007d3870"/>
    </style:style>
    <style:style style:name="T94" style:family="text">
      <style:text-properties officeooo:rsid="007f2a49"/>
    </style:style>
    <style:style style:name="T95" style:family="text">
      <style:text-properties officeooo:rsid="0080ea79"/>
    </style:style>
    <style:style style:name="T96" style:family="text">
      <style:text-properties officeooo:rsid="00817832"/>
    </style:style>
    <style:style style:name="T97" style:family="text">
      <style:text-properties officeooo:rsid="00821a11"/>
    </style:style>
    <style:style style:name="T98" style:family="text">
      <style:text-properties officeooo:rsid="008251c3"/>
    </style:style>
    <style:style style:name="T99" style:family="text">
      <style:text-properties officeooo:rsid="0083721a"/>
    </style:style>
    <style:style style:name="T100" style:family="text">
      <style:text-properties officeooo:rsid="0083f325"/>
    </style:style>
    <style:style style:name="T101" style:family="text">
      <style:text-properties officeooo:rsid="0085e93f"/>
    </style:style>
    <style:style style:name="T102" style:family="text">
      <style:text-properties officeooo:rsid="00878ce2"/>
    </style:style>
    <style:style style:name="T103" style:family="text">
      <style:text-properties officeooo:rsid="00897aca"/>
    </style:style>
    <style:style style:name="T104" style:family="text">
      <style:text-properties officeooo:rsid="008a2af9"/>
    </style:style>
    <style:style style:name="T105" style:family="text">
      <style:text-properties officeooo:rsid="008b2169"/>
    </style:style>
    <style:style style:name="T106" style:family="text">
      <style:text-properties officeooo:rsid="008c129c"/>
    </style:style>
    <style:style style:name="T107" style:family="text">
      <style:text-properties officeooo:rsid="008d1762"/>
    </style:style>
    <style:style style:name="T108" style:family="text">
      <style:text-properties officeooo:rsid="008d91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Motivation<text:tab/>1</text:p>
          <text:p text:style-name="P4">Require.js:<text:tab/>1</text:p>
          <text:p text:style-name="P4">Guards<text:tab/>1</text:p>
          <text:p text:style-name="P4">Musings<text:tab/>1</text:p>
        </text:index-body>
      </text:table-of-content>
      <text:h text:style-name="Heading_20_3" text:outline-level="3">Motivation</text:h>
      <text:p text:style-name="P2"/>
      <text:list xml:id="list2310361919112440875" text:style-name="L1">
        <text:list-item>
          <text:p text:style-name="P36">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36">As few as possible 'wrapper' objects, where wrapping is needed higher-order functions should fulfill that need or the libs should intellegently wrap by default.</text:p>
        </text:list-item>
        <text:list-item>
          <text:p text:style-name="P36">Stateless. Reduces what needs to be done by test writer. Avoids tests influencing each other, promotes atomicity. 2+2 example</text:p>
        </text:list-item>
        <text:list-item>
          <text:p text:style-name="P36">Show examples of 2+2=4 in all known frameworks</text:p>
          <text:list>
            <text:list-item>
              <text:p text:style-name="P36">Include error messages generated</text:p>
            </text:list-item>
          </text:list>
        </text:list-item>
        <text:list-item>
          <text:p text:style-name="P36">On failure, good error messages are very important (why?) but generally are poorly handled “expected 1 but got 2”, need to be able to create from all the parts.</text:p>
        </text:list-item>
        <text:list-item>
          <text:p text:style-name="P36">IDE integration – ride on the coattails of existing runners by working under them.</text:p>
        </text:list-item>
        <text:list-item>
          <text:p text:style-name="P36">Curryable and chainable.</text:p>
        </text:list-item>
        <text:list-item>
          <text:p text:style-name="P36">Introduction of functional principles allows much neater testing – eg curryable add in test</text:p>
        </text:list-item>
        <text:list-item>
          <text:p text:style-name="P36">Functional.js – why deficient, creates new language without any of the protection inside of Strings. Confusing, two langauges.</text:p>
        </text:list-item>
      </text:list>
      <text:h text:style-name="Heading_20_2" text:outline-level="2"><text:span text:style-name="T84">Prior art</text:span></text:h>
      <text:p text:style-name="P24"><text:span text:style-name="T84">String-based functional programming.</text:span></text:p>
      <text:p text:style-name="P25"><text:span text:style-name="T85">A function should DO SOMETHING (comment on 'B</text:span><text:span text:style-name="T86">-method</text:span><text:span text:style-name="T85">')</text:span></text:p>
      <text:p text:style-name="P25"><text:span text:style-name="T85">A well designed library should finesse itself inside the language. It should extend it without feeling like it is fighting against its host.</text:span></text:p>
      <text:h text:style-name="Heading_20_2" text:outline-level="2">Require.js:</text:h>
      <text:p text:style-name="P47"><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47"><text:span text:style-name="T54"/></text:p>
      <text:p text:style-name="P48"><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47"><text:span text:style-name="T50"/></text:p>
      <text:p text:style-name="Standard">Asynchronous loading via higher-order functions. Essentially, monadic form to dynamically load code dependencies.</text:p>
      <text:p text:style-name="Standard"/>
      <text:p text:style-name="P49"><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
      <text:p text:style-name="P1"><text:soft-page-break/>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40"><text:span text:style-name="T7">Require optimise to package</text:span></text:p>
      <text:p text:style-name="P1"/>
      <text:p text:style-name="P39"><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39"><text:span text:style-name="T7"/></text:p>
      <text:p text:style-name="P41"><text:span text:style-name="T8">Bringing into a closure provides local shortcutting of global names. Less clumbsy to use single-token names than </text:span><text:span text:style-name="T9">namespaced ones.</text:span></text:p>
      <text:p text:style-name="P41"><text:span text:style-name="T9"/></text:p>
      <text:h text:style-name="Heading_20_3" text:outline-level="3"><text:span text:style-name="T93">Circular dependencies</text:span></text:h>
      <text:p text:style-name="P29"><text:span text:style-name="T94">How to solve them</text:span></text:p>
      <text:p text:style-name="P30"><text:span text:style-name="T95">Why it isn't a problem in the normal language (between functions). But this can't be reproduced </text:span><text:span text:style-name="T97">within the language itself</text:span><text:span text:style-name="T96">.</text:span></text:p>
      <text:p text:style-name="P29"><text:span text:style-name="T94">Not so good: programmer has to know larger context, not just the context of their smaller components's context</text:span></text:p>
      <text:p text:style-name="P29"><text:span text:style-name="T94"><text:tab/></text:span><text:span text:style-name="T98">The problem is easier to solve for objects (that will be added to later) than it is for bare functions.</text:span></text:p>
      <text:p text:style-name="P29"><text:span text:style-name="T98"><text:tab/><text:tab/>But requires mutability.</text:span></text:p>
      <text:p text:style-name="P29"><text:span text:style-name="T99"><text:tab/>Can ask for dependencies as needed from one side by depending on 'require'.</text:span></text:p>
      <text:p text:style-name="P29"><text:span text:style-name="T99"/></text:p>
      <text:p text:style-name="P32"><text:span text:style-name="T100">Example: </text:span></text:p>
      <text:p text:style-name="P32"><text:span text:style-name="T100"><text:tab/>curry needs template to report errors</text:span></text:p>
      <text:p text:style-name="P31"><text:span text:style-name="T100"><text:tab/></text:span><text:span text:style-name="T101">template needs curry to provide pre-curried templates to help clients</text:span></text:p>
      <text:p text:style-name="P31"><text:span text:style-name="T101"><text:tab/><text:tab/></text:span><text:span text:style-name="T102">since curry only needs template when things go wrong, ok for that to be sub-optimal</text:span></text:p>
      <text:p text:style-name="P33"><text:span text:style-name="T102"><text:tab/><text:tab/><text:tab/></text:span><text:span text:style-name="T103">can </text:span><text:span text:style-name="T105">have a problem </text:span><text:span text:style-name="T106">module that </text:span><text:span text:style-name="T104">get</text:span><text:span text:style-name="T106">s</text:span><text:span text:style-name="T104"> reference </text:span><text:span text:style-name="T107">to template or throwError </text:span></text:p>
      <text:p text:style-name="P34"><text:span text:style-name="T107"><text:tab/><text:tab/><text:tab/></text:span><text:span text:style-name="T103">at run time </text:span><text:span text:style-name="T104">everytime </text:span><text:span text:style-name="T107">instead of capturing in a closure</text:span></text:p>
      <text:p text:style-name="P34"><text:span text:style-name="T107"><text:tab/><text:tab/><text:tab/></text:span><text:span text:style-name="T108">don't mind error reporting being slow</text:span></text:p>
      <text:p text:style-name="P41"><text:span text:style-name="T9"/></text:p>
      <text:h text:style-name="P35" text:outline-level="3"><text:span text:style-name="T18">Why test driven</text:span></text:h>
      <text:p text:style-name="P7"><text:span text:style-name="T18">Working on small, abstract components such as fold, in developing it is natural to interactively test via a console.</text:span></text:p>
      <text:p text:style-name="P7"><text:span text:style-name="T18">TDD preserves this cunning to be run over and over with little effort.</text:span></text:p>
      <text:p text:style-name="P7"><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9"><text:soft-page-break/><text:span text:style-name="T24">JsonPath is an exaple of sophisticated behaviours coming out of the complex arrangement of many simple functions. For Naga/Bell, only providing the simpler functions.</text:span></text:p>
      <text:p text:style-name="P8"><text:span text:style-name="T22">Functional's suitability to refactoring: very 'perfect' final designs are often evolved towards bit by bit. </text:span><text:span text:style-name="T23">Code gets more functional as it is rethought. Well suited to TDD.</text:span></text:p>
      <text:p text:style-name="P10"><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0"><text:span text:style-name="T26"/></text:p>
      <text:h text:style-name="Heading_20_3" text:outline-level="3"><text:span text:style-name="T90">Liberal currying</text:span></text:h>
      <text:p text:style-name="P28"><text:span text:style-name="T91">My curry can take multiple arguments at once, or singularly.</text:span></text:p>
      <text:p text:style-name="P28"><text:span text:style-name="T91">So, not harmful to curry everything. If caller wasn't expecting it, can call in traditional js style</text:span></text:p>
      <text:p text:style-name="P28"><text:span text:style-name="T91">Good example to use: template. </text:span><text:span text:style-name="T92">Especially, providing error messages for symbols in prefix2 – trap new symbol in with partial completion.</text:span></text:p>
      <text:p text:style-name="P10"><text:span text:style-name="T26"/></text:p>
      <text:p text:style-name="P26"><text:span text:style-name="T87">Ability to build without debug output would be nice. Ie, like jQuery helper.</text:span></text:p>
      <text:p text:style-name="P26"><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27"><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span text:style-name="T25">Implement jsonPath using </text:span><text:span text:style-name="T73">Naga</text:span><text:span text:style-name="T25">?</text:span></text:h>
      <text:p text:style-name="P18"><text:span text:style-name="T73">Or just the tests using Bell?</text:span></text:p>
      <text:h text:style-name="P3" text:outline-level="2"><text:span text:style-name="T74">N-ary functions</text:span></text:h>
      <text:p text:style-name="P19"><text:span text:style-name="T74">The problems: </text:span></text:p>
      <text:p text:style-name="P19"><text:span text:style-name="T74"><text:tab/></text:span><text:span text:style-name="T80">dynamic number of parameters</text:span></text:p>
      <text:p text:style-name="P19"><text:span text:style-name="T80"><text:tab/><text:tab/>why argumentsToList is helpful</text:span></text:p>
      <text:p text:style-name="P21"><text:span text:style-name="T80"><text:tab/><text:tab/>The role of .length – only understands parameters declared in one way</text:span></text:p>
      <text:p text:style-name="P19"><text:span text:style-name="T74"><text:tab/>passing parseInt to map</text:span></text:p>
      <text:p text:style-name="P19"><text:span text:style-name="T74"><text:tab/><text:tab/>fix: unary higher order function</text:span></text:p>
      <text:p text:style-name="P19"><text:span text:style-name="T74"><text:tab/>currying is difficult</text:span></text:p>
      <text:p text:style-name="P19"><text:span text:style-name="T74"><text:tab/><text:tab/>fix: specify arity on currying</text:span></text:p>
      <text:h text:style-name="Heading_20_3" text:outline-level="3"><text:span text:style-name="T81">Other problems being functional</text:span></text:h>
      <text:p text:style-name="P22"><text:span text:style-name="T81">Fairly fundamental classes (Regexp for example) are inherently stateful – different from call to call, eg with global patterns and exec.</text:span></text:p>
      <text:p text:style-name="P22"><text:span text:style-name="T81"/></text:p>
      <text:h text:style-name="Heading_20_2" text:outline-level="2"><text:soft-page-break/><text:span text:style-name="T33">Testing</text:span></text:h>
      <text:h text:style-name="Heading_20_3" text:outline-level="3"><text:span text:style-name="T72">The asserter object pattern</text:span></text:h>
      <text:p text:style-name="P17"><text:span text:style-name="T72">What is it?</text:span></text:p>
      <text:p text:style-name="P17"><text:span text:style-name="T72">Example</text:span></text:p>
      <text:p text:style-name="P17"><text:span text:style-name="T72">Possibly also a coding method pattern in which the calls to the object are made</text:span></text:p>
      <text:p text:style-name="P17"><text:span text:style-name="T72">Use with a hierarchical service (why services tend to be hierarchical – json, xml, easier to serialise than a graph) – can be a 'cursor' moving around, verifying different parts. Example. </text:span></text:p>
      <text:p text:style-name="P17"><text:span text:style-name="T72">Essentially, to manage state of the thing under test.</text:span></text:p>
      <text:p text:style-name="P17"><text:span text:style-name="T72">But a stateless representation is possible with either functional composition or monads.</text:span></text:p>
      <text:p text:style-name="P20"><text:span text:style-name="T75">Chain meets the same English-semantics facet.</text:span></text:p>
      <text:h text:style-name="Heading_20_3" text:outline-level="3"><text:span text:style-name="T47">Statelessness</text:span></text:h>
      <text:p text:style-name="P13"><text:span text:style-name="T47">Tends itself to exhaustive testing. From the test side is possible to know that a passing is more universally applicable than if </text:span></text:p>
      <text:h text:style-name="Heading_20_3" text:outline-level="3"><text:span text:style-name="T47">Authorship</text:span></text:h>
      <text:p text:style-name="P11"><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2"><text:span text:style-name="T39">Too close to own code to see how it might be used 'out-of-bounds'.</text:span></text:p>
      <text:p text:style-name="P12"><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2"><text:span text:style-name="T39">In test suite testing itself, failures shouldn't invite </text:span><text:span text:style-name="T40">false passes.</text:span></text:p>
      <text:h text:style-name="Heading_20_3" text:outline-level="3"><text:span text:style-name="T10">The difficulty of testing a network of interdependent small components in isolation</text:span></text:h>
      <text:p text:style-name="P42"><text:span text:style-name="T10">Under ideal tdd, would a single failure break only that test, not that of its dependents? </text:span><text:span text:style-name="T16">Testing as small a unit of functionality as possible. But difficult with very small components.</text:span></text:p>
      <text:p text:style-name="P42"><text:span text:style-name="T10"/></text:p>
      <text:p text:style-name="P43"><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43"><text:span text:style-name="T14"/></text:p>
      <text:p text:style-name="P46"><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text:span><text:soft-page-break/><text:span text:style-name="T29">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43"><text:span text:style-name="T11"/></text:p>
      <text:p text:style-name="P44"><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44"><text:span text:style-name="T13"/></text:p>
      <text:p text:style-name="P45"><text:span text:style-name="T13">Abstraction of very small concepts prevents repatation but does not lend itself to independent testing, eg, it is hard to test a module using fold without using an actual fold implementation.</text:span></text:p>
      <text:p text:style-name="P45"><text:span text:style-name="T13"/></text:p>
      <text:h text:style-name="Heading_20_3" text:outline-level="3"><text:span text:style-name="T17">Difficulty of meta-testing a testing framework</text:span></text:h>
      <text:p text:style-name="P6"><text:span text:style-name="T17">Without a seperate testing framework. Liken to language compiling its own compiler.</text:span></text:p>
      <text:h text:style-name="Heading_20_3" text:outline-level="3"><text:span text:style-name="T1">Guards</text:span></text:h>
      <text:p text:style-name="P5"><text:span text:style-name="T1">Not functionally different from ifs on entry to a function. Not easily reproducable inside languages wihtout them. Compose.js is a good example of this.</text:span></text:p>
      <text:p text:style-name="P23"><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span text:style-name="T2">Musings</text:span></text:h>
      <text:p text:style-name="P38"><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metamodel.</text:p>
      <text:p text:style-name="P1"/>
      <text:p text:style-name="P50"><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51"><text:span text:style-name="T76">Can\t make lanaguge stateless or (universally) lazy evaluate. </text:span><text:span text:style-name="T77">But can make code that would run </text:span><text:soft-page-break/><text:span text:style-name="T77">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span text:style-name="T64">Chain vs unintenifyable calls or B</text:span><text:span text:style-name="T86">-</text:span><text:span text:style-name="T64">method</text:span></text:h>
      <text:p text:style-name="P15"><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4"><text:span text:style-name="T64">.when( </text:span><text:span text:style-name="T67">settingUp('zangle', 48, 3</text:span><text:span text:style-name="T64"> ) // </text:span><text:span text:style-name="T67">difficult to read. What are those numbers</text:span></text:p>
      <text:p text:style-name="P16"><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8T15:55:33</dc:date>
    <meta:editing-duration>P5DT4H7M4S</meta:editing-duration>
    <meta:editing-cycles>123</meta:editing-cycles>
    <meta:document-statistic meta:table-count="0" meta:image-count="0" meta:object-count="0" meta:page-count="6" meta:paragraph-count="115" meta:word-count="2008" meta:character-count="12567" meta:non-whitespace-character-count="10621"/>
  </office:meta>
</office:document-meta>
</file>